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85InputStream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CII85InputStream.ASCII85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CII85InputStream.readNextTup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SCII85InputStream.handleE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CII85InputStream.filteredRead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